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47a" officeooo:paragraph-rsid="001f447a"/>
    </style:style>
    <style:style style:name="P2" style:family="paragraph" style:parent-style-name="Standard">
      <style:text-properties officeooo:rsid="001f447a" officeooo:paragraph-rsid="002069a1"/>
    </style:style>
    <style:style style:name="P3" style:family="paragraph" style:parent-style-name="Standard">
      <style:text-properties officeooo:rsid="001f4e5c" officeooo:paragraph-rsid="001f4e5c"/>
    </style:style>
    <style:style style:name="P4" style:family="paragraph" style:parent-style-name="Standard">
      <style:text-properties officeooo:rsid="001f4e5c" officeooo:paragraph-rsid="001f63a3"/>
    </style:style>
    <style:style style:name="P5" style:family="paragraph" style:parent-style-name="Standard">
      <style:text-properties officeooo:rsid="001f63a3" officeooo:paragraph-rsid="001f63a3"/>
    </style:style>
    <style:style style:name="P6" style:family="paragraph" style:parent-style-name="Standard">
      <style:text-properties fo:font-weight="bold" officeooo:rsid="001f4e5c" officeooo:paragraph-rsid="001f9631" style:font-weight-asian="bold" style:font-weight-complex="bold"/>
    </style:style>
    <style:style style:name="P7" style:family="paragraph" style:parent-style-name="Standard">
      <style:text-properties fo:font-weight="bold" officeooo:rsid="001f4e5c" officeooo:paragraph-rsid="002069a1" style:font-weight-asian="bold" style:font-weight-complex="bold"/>
    </style:style>
    <style:style style:name="P8" style:family="paragraph" style:parent-style-name="Standard">
      <style:text-properties fo:font-weight="bold" officeooo:rsid="001f447a" officeooo:paragraph-rsid="001f447a" style:font-weight-asian="bold" style:font-weight-complex="bold"/>
    </style:style>
    <style:style style:name="P9" style:family="paragraph" style:parent-style-name="Standard">
      <style:text-properties fo:font-weight="bold" officeooo:rsid="001f63a3" officeooo:paragraph-rsid="002069a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63a3"/>
    </style:style>
    <style:style style:name="T3" style:family="text">
      <style:text-properties officeooo:rsid="001f63a3"/>
    </style:style>
    <style:style style:name="T4" style:family="text">
      <style:text-properties officeooo:rsid="001f9631"/>
    </style:style>
    <style:style style:name="T5" style:family="text">
      <style:text-properties fo:font-weight="bold" officeooo:rsid="001f9631" style:font-weight-asian="bold" style:font-weight-complex="bold"/>
    </style:style>
    <style:style style:name="T6" style:family="text">
      <style:text-properties fo:font-weight="bold" officeooo:rsid="001f63a3" style:font-weight-asian="bold" style:font-weight-complex="bold"/>
    </style:style>
    <style:style style:name="T7" style:family="text">
      <style:text-properties officeooo:rsid="002069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//</text:span><text:span text:style-name="T6">Tipo Usuario (Admin, Moderador)</text:span></text:p>
      <text:p text:style-name="P1">R_TypeUSer_User (type, <text:span text:style-name="T1">id</text:span>)</text:p>
      <text:p text:style-name="P1"/>
      <text:p text:style-name="P8">//<text:span text:style-name="T7">Comentarios</text:span></text:p>
      <text:p text:style-name="P1">R_ScoreCommentPlace_User (<text:span text:style-name="T1">idComment</text:span>, idUser)</text:p>
      <text:p text:style-name="P1">R_ScoreCommentPlage_Place (<text:span text:style-name="T1">idComment</text:span>, idPlace)</text:p>
      <text:p text:style-name="P1"/>
      <text:p text:style-name="P1">R_ScoreCommentPlace_User (<text:span text:style-name="T1">idComment</text:span>, idUser)</text:p>
      <text:p text:style-name="P1">R_ScoreCommentPlage_Place (<text:span text:style-name="T1">idComment</text:span>, idPlace)</text:p>
      <text:p text:style-name="P1"/>
      <text:p text:style-name="P1">//<text:span text:style-name="T5">Imagenes de lugar/evento</text:span></text:p>
      <text:p text:style-name="P3">R_ImagePlace_Place(idPlace, <text:span text:style-name="T1">idImage</text:span>)</text:p>
      <text:p text:style-name="P3">R_ImageEvent_Event(idEvent, <text:span text:style-name="T1">idImage</text:span>)</text:p>
      <text:p text:style-name="P1"/>
      <text:p text:style-name="P1">//<text:span text:style-name="T5">Cartas para eventos/lugares</text:span></text:p>
      <text:p text:style-name="P3">R_Card_Place(<text:span text:style-name="T1">idCard, idPlace</text:span>)</text:p>
      <text:p text:style-name="P3">R_Card_Event(<text:span text:style-name="T1">idEvent, idPlace</text:span>)</text:p>
      <text:p text:style-name="P3"/>
      <text:p text:style-name="P3"/>
      <text:p text:style-name="P6">// <text:span text:style-name="T3">Favoritos de usuario</text:span></text:p>
      <text:p text:style-name="P3">R_FavouriteEvent_User(<text:span text:style-name="T2">idFavouriteEvent</text:span>, idUser)</text:p>
      <text:p text:style-name="P4">R_FavouriteEvent_<text:span text:style-name="T3">Event</text:span>(<text:span text:style-name="T2">idFavouriteEvent</text:span>, <text:span text:style-name="T3">idEvent</text:span>)</text:p>
      <text:p text:style-name="P3"/>
      <text:p text:style-name="P4">R_Favourite<text:span text:style-name="T3">Place</text:span>_<text:span text:style-name="T3">User</text:span>(<text:span text:style-name="T2">idFavouritePlace</text:span>, idUser)</text:p>
      <text:p text:style-name="P4">R_Favourite<text:span text:style-name="T3">Place</text:span>_<text:span text:style-name="T3">Place</text:span>(<text:span text:style-name="T1">i</text:span><text:span text:style-name="T2">dFavouritePlace</text:span>, <text:span text:style-name="T3">idPlace</text:span>)</text:p>
      <text:p text:style-name="P3"/>
      <text:p text:style-name="P7">//<text:span text:style-name="T3">Lista de cartas de usuario</text:span></text:p>
      <text:p text:style-name="P5">R_Card_User(idCard, idUser)</text:p>
      <text:p text:style-name="P5"/>
      <text:p text:style-name="P9">//Evento en un lugar</text:p>
      <text:p text:style-name="P5">R_Event_Place(<text:span text:style-name="T1">idEvent</text:span>, idPlace)</text:p>
      <text:p text:style-name="P3"/>
      <text:p text:style-name="P7">//<text:span text:style-name="T3">Crea evento un usuario</text:span></text:p>
      <text:p text:style-name="P5">R_User_Event_1(idUser, <text:span text:style-name="T1">idEvent</text:span>)</text:p>
      <text:p text:style-name="P5"/>
      <text:p text:style-name="P9">//Asiste a un evento</text:p>
      <text:p text:style-name="P5">R_User_Event_2(<text:span text:style-name="T1">idUser, idEvent</text:span>)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3:22:53.096215318</meta:creation-date>
    <dc:date>2016-07-08T15:02:39.791017280</dc:date>
    <meta:editing-duration>PT1H19M13S</meta:editing-duration>
    <meta:editing-cycles>6</meta:editing-cycles>
    <meta:generator>LibreOffice/5.1.2.2$Linux_X86_64 LibreOffice_project/10m0$Build-2</meta:generator>
    <meta:document-statistic meta:table-count="0" meta:image-count="0" meta:object-count="0" meta:page-count="1" meta:paragraph-count="26" meta:word-count="71" meta:character-count="865" meta:non-whitespace-character-count="820"/>
  </office:meta>
</office:document-meta>
</file>